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Arial Black1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3.998cm" svg:x="6.222cm" svg:y="6.1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ddf</text:p>
              </table:table-cell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10cm" svg:height="5cm" svg:x="8.43cm" svg:y="5.715cm">
          <text:p text:style-name="P1"><text:span text:style-name="T1">Fontwork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Arial Black1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01T13:20:57.983909647</meta:creation-date>
    <dc:date>2020-04-01T13:24:42.967138320</dc:date>
    <meta:editing-duration>PT3M51S</meta:editing-duration>
    <meta:editing-cycles>1</meta:editing-cycles>
    <meta:generator>LibreOfficeDev/7.0.0.0.alpha0$Linux_X86_64 LibreOffice_project/aa191f35978ea48bbacc0e613ae8f0e6536ebcfc</meta:generator>
    <meta:document-statistic meta:object-count="25"/>
  </office:meta>
</office:document-meta>
</file>